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3.53mm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10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  <style:map style:condition="cell-content()&lt;=1000" style:apply-style-name="Good" style:base-cell-address="Planilha2.C3"/>
      <style:map style:condition="cell-content()&lt;=2000" style:apply-style-name="Neutral" style:base-cell-address="Planilha2.C3"/>
      <style:map style:condition="cell-content()&gt;2000" style:apply-style-name="Bad" style:base-cell-address="Planilha2.C3"/>
    </style:style>
    <style:style style:name="ce15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  <style:map style:condition="cell-content()&lt;=1000" style:apply-style-name="Good" style:base-cell-address="Planilha2.C3"/>
      <style:map style:condition="cell-content()&lt;=2000" style:apply-style-name="Neutral" style:base-cell-address="Planilha2.C3"/>
      <style:map style:condition="cell-content()&gt;2000" style:apply-style-name="Bad" style:base-cell-address="Planilha2.C3"/>
    </style:style>
    <style:style style:name="ce16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8" style:family="table-cell" style:parent-style-name="Default" style:data-style-name="N107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19" style:family="table-cell" style:parent-style-name="Default" style:data-style-name="N107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end" fo:margin-left="0mm"/>
      <style:text-properties style:font-name="Arial1"/>
      <style:map style:condition="cell-content()&lt;=50" style:apply-style-name="Good" style:base-cell-address="Planilha2.D3"/>
      <style:map style:condition="cell-content()&lt;=100" style:apply-style-name="Neutral" style:base-cell-address="Planilha2.D3"/>
      <style:map style:condition="cell-content()&lt;=150" style:apply-style-name="Bad_5f_mean" style:base-cell-address="Planilha2.D3"/>
      <style:map style:condition="cell-content()&gt;150" style:apply-style-name="Bad" style:base-cell-address="Planilha2.D3"/>
    </style:style>
    <style:style style:name="ce23" style:family="table-cell" style:parent-style-name="Default" style:data-style-name="N107">
      <style:table-cell-properties fo:background-color="transparent" fo:wrap-option="wrap" fo:border="0.06pt solid #000000" style:rotation-align="none"/>
      <style:paragraph-properties fo:margin-left="0mm"/>
    </style:style>
    <style:style style:name="ce25" style:family="table-cell" style:parent-style-name="Default">
      <style:table-cell-properties fo:wrap-option="wrap"/>
    </style:style>
    <style:style style:name="ce27" style:family="table-cell" style:parent-style-name="Default" style:data-style-name="N107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style:font-name="Arial1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1"/>
    </style:style>
    <style:style style:name="ce31" style:family="table-cell" style:parent-style-name="Default" style:data-style-name="N107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3" style:family="table-cell" style:parent-style-name="Default" style:data-style-name="N107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font-name="Arial1"/>
    </style:style>
    <style:style style:name="ce48" style:family="table-cell" style:parent-style-name="Default" style:data-style-name="N107">
      <style:table-cell-properties fo:background-color="#89c765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50" style:family="table-cell" style:parent-style-name="Default" style:data-style-name="N107">
      <style:table-cell-properties fo:background-color="#62a73b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51" style:family="table-cell" style:parent-style-name="Default" style:data-style-name="N107">
      <style:table-cell-properties style:text-align-source="fix" style:repeat-content="false" fo:background-color="transparent" fo:wrap-option="wrap" fo:border="0.06pt solid #000000" style:direction="ltr" style:rotation-align="none" style:vertical-align="middle"/>
      <style:paragraph-properties fo:text-align="end" fo:margin-left="0mm"/>
      <style:text-properties style:font-name="Arial1"/>
      <style:map style:condition="cell-content()&lt;=50" style:apply-style-name="Good" style:base-cell-address="Planilha2.D3"/>
      <style:map style:condition="cell-content()&lt;=100" style:apply-style-name="Neutral" style:base-cell-address="Planilha2.D3"/>
      <style:map style:condition="cell-content()&lt;=150" style:apply-style-name="Bad_5f_mean" style:base-cell-address="Planilha2.D3"/>
      <style:map style:condition="cell-content()&gt;150" style:apply-style-name="Bad" style:base-cell-address="Planilha2.D3"/>
    </style:style>
    <style:style style:name="ce52" style:family="table-cell" style:parent-style-name="Default" style:data-style-name="N107">
      <style:table-cell-properties fo:background-color="transparent" fo:wrap-option="wrap" fo:border="0.06pt solid #000000" style:direction="ltr" style:rotation-align="none"/>
      <style:paragraph-properties fo:margin-left="0mm"/>
    </style:style>
    <style:style style:name="ce53" style:family="table-cell" style:parent-style-name="Default" style:data-style-name="N107">
      <style:table-cell-properties style:text-align-source="fix" style:repeat-content="false" fo:background-color="transparent" fo:wrap-option="wrap" fo:border="0.06pt solid #000000" style:direction="ltr"/>
      <style:paragraph-properties fo:text-align="end" fo:margin-left="0mm"/>
      <style:text-properties style:font-name="Arial1"/>
    </style:style>
    <style:style style:name="ce54" style:family="table-cell" style:parent-style-name="Default">
      <style:table-cell-properties fo:wrap-option="wrap" fo:border="0.06pt solid #000000"/>
      <style:text-properties style:font-name="Arial1"/>
    </style:style>
    <style:style style:name="ce55" style:family="table-cell" style:parent-style-name="Default" style:data-style-name="N107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56" style:family="table-cell" style:parent-style-name="Default">
      <style:table-cell-properties fo:background-color="#7da7d8" fo:wrap-option="wrap" fo:border="0.06pt solid #000000"/>
      <style:text-properties style:font-name="Arial1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 style:rotation-align="none"/>
      <style:paragraph-properties fo:text-align="end" fo:margin-left="0mm"/>
      <style:map style:condition="cell-content()&lt;=0.25" style:apply-style-name="Good" style:base-cell-address="Planilha2.J3"/>
      <style:map style:condition="cell-content()&lt;=0.5" style:apply-style-name="Neutral" style:base-cell-address="Planilha2.J3"/>
      <style:map style:condition="cell-content()&lt;=0.75" style:apply-style-name="Bad_5f_mean" style:base-cell-address="Planilha2.J3"/>
      <style:map style:condition="cell-content()&gt;0.75" style:apply-style-name="Bad" style:base-cell-address="Planilha2.J3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 style:rotation-align="none"/>
      <style:paragraph-properties fo:text-align="end" fo:margin-left="0mm"/>
      <style:map style:condition="cell-content()&lt;=0.25" style:apply-style-name="Good" style:base-cell-address="Planilha2.J3"/>
      <style:map style:condition="cell-content()&lt;=0.5" style:apply-style-name="Neutral" style:base-cell-address="Planilha2.J3"/>
      <style:map style:condition="cell-content()&lt;=0.75" style:apply-style-name="Bad_5f_mean" style:base-cell-address="Planilha2.J3"/>
      <style:map style:condition="cell-content()&gt;0.75" style:apply-style-name="Bad" style:base-cell-address="Planilha2.J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font-weight="bold" style:font-weight-asian="bold" style:font-weight-complex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25"/>
        <table:table-column table:style-name="co4" table:default-cell-style-name="ce49"/>
        <table:table-column table:style-name="co4" table:number-columns-repeated="3" table:default-cell-style-name="ce25"/>
        <table:table-row table:style-name="ro1">
          <table:table-cell table:style-name="ce3" office:value-type="string" calcext:value-type="string" table:number-columns-spanned="1" table:number-rows-spanned="2">
            <text:p>Nome da tabela</text:p>
          </table:table-cell>
          <table:table-cell table:style-name="ce3" office:value-type="string" calcext:value-type="string" table:number-columns-spanned="1" table:number-rows-spanned="2">
            <text:p>Número de registros</text:p>
          </table:table-cell>
          <table:table-cell table:style-name="ce3" office:value-type="string" calcext:value-type="string" table:number-columns-spanned="1" table:number-rows-spanned="2">
            <text:p>Consumo de RAM pelo processo Postgres (<text:span text:style-name="T1">MB</text:span>)</text:p>
          </table:table-cell>
          <table:table-cell table:style-name="ce17" office:value-type="string" calcext:value-type="string" table:number-columns-spanned="7" table:number-rows-spanned="1">
            <text:p><text:span text:style-name="T2">Tempo de criação (</text:span><text:span text:style-name="T3">segundos</text:span><text:span text:style-name="T2">)</text:span></text:p>
          </table:table-cell>
          <table:covered-table-cell table:number-columns-repeated="2" table:style-name="ce28"/>
          <table:covered-table-cell table:style-name="ce44"/>
          <table:covered-table-cell table:style-name="ce28"/>
          <table:covered-table-cell table:number-columns-repeated="2" table:style-name="ce54"/>
        </table:table-row>
        <table:table-row table:style-name="ro2">
          <table:covered-table-cell table:style-name="ce3" office:value-type="string" calcext:value-type="string">
            <text:p>Nome da tabela</text:p>
          </table:covered-table-cell>
          <table:covered-table-cell table:number-columns-repeated="2" table:style-name="ce3"/>
          <table:table-cell table:style-name="ce18" office:value-type="string" calcext:value-type="string">
            <text:p><text:span text:style-name="T4">Tempo</text:span> 1</text:p>
          </table:table-cell>
          <table:table-cell table:style-name="ce31" office:value-type="string" calcext:value-type="string">
            <text:p><text:span text:style-name="T4">Tempo</text:span> 2</text:p>
          </table:table-cell>
          <table:table-cell table:style-name="ce43" office:value-type="string" calcext:value-type="string">
            <text:p><text:span text:style-name="T4">Tempo</text:span> 3</text:p>
          </table:table-cell>
          <table:table-cell table:style-name="ce48" office:value-type="string" calcext:value-type="string">
            <text:p><text:span text:style-name="T4">Tempo</text:span> 4</text:p>
          </table:table-cell>
          <table:table-cell table:style-name="ce50" office:value-type="string" calcext:value-type="string">
            <text:p>Tempo 5</text:p>
          </table:table-cell>
          <table:table-cell table:style-name="ce55" office:value-type="string" calcext:value-type="string">
            <text:p>Média</text:p>
          </table:table-cell>
          <table:table-cell table:style-name="ce56" office:value-type="string" calcext:value-type="string">
            <text:p>Desvio Padrão</text:p>
          </table:table-cell>
        </table:table-row>
        <table:table-row table:style-name="ro3">
          <table:table-cell table:style-name="ce4" office:value-type="string" calcext:value-type="string">
            <text:p>usuario</text:p>
          </table:table-cell>
          <table:table-cell table:style-name="ce8" office:value-type="float" office:value="1500000" calcext:value-type="float">
            <text:p>1500000</text:p>
          </table:table-cell>
          <table:table-cell table:style-name="ce10" table:formula="of:=38.3*[.A26]" office:value-type="float" office:value="2960.59" calcext:value-type="float">
            <text:p>2960,59</text:p>
          </table:table-cell>
          <table:table-cell table:style-name="ce19" table:formula="of:=[.D23]/1000" office:value-type="float" office:value="70.655558" calcext:value-type="float">
            <text:p>70,656</text:p>
          </table:table-cell>
          <table:table-cell table:style-name="ce19" table:formula="of:=[.E23]/1000" office:value-type="float" office:value="63.988227" calcext:value-type="float">
            <text:p>63,988</text:p>
          </table:table-cell>
          <table:table-cell table:style-name="ce19" table:formula="of:=[.F23]/1000" office:value-type="float" office:value="61.750039" calcext:value-type="float">
            <text:p>61,750</text:p>
          </table:table-cell>
          <table:table-cell table:style-name="ce19" table:formula="of:=[.G23]/1000" office:value-type="float" office:value="62.786728" calcext:value-type="float">
            <text:p>62,787</text:p>
          </table:table-cell>
          <table:table-cell table:style-name="ce51" table:formula="of:=[.H23]/1000" office:value-type="float" office:value="62.511599" calcext:value-type="float">
            <text:p>62,512</text:p>
          </table:table-cell>
          <table:table-cell table:style-name="ce19" table:formula="of:=AVERAGE([.D3:.H3])" office:value-type="float" office:value="64.3384302" calcext:value-type="float">
            <text:p>64,338</text:p>
          </table:table-cell>
          <table:table-cell table:style-name="ce57" table:formula="of:=STDEV([.D3:.H3])/[.I3]" office:value-type="percentage" office:value="0.0562950232322647" calcext:value-type="percentage">
            <text:p>5,63%</text:p>
          </table:table-cell>
        </table:table-row>
        <table:table-row table:style-name="ro3">
          <table:table-cell table:style-name="ce4" office:value-type="string" calcext:value-type="string">
            <text:p>estado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24]/1000" office:value-type="float" office:value="0.008123" calcext:value-type="float">
            <text:p>0,008</text:p>
          </table:table-cell>
          <table:table-cell table:style-name="ce19" table:formula="of:=[.E24]/1000" office:value-type="float" office:value="0.03662" calcext:value-type="float">
            <text:p>0,037</text:p>
          </table:table-cell>
          <table:table-cell table:style-name="ce19" table:formula="of:=[.F24]/1000" office:value-type="float" office:value="0.063433" calcext:value-type="float">
            <text:p>0,063</text:p>
          </table:table-cell>
          <table:table-cell table:style-name="ce19" table:formula="of:=[.G24]/1000" office:value-type="float" office:value="0.038856" calcext:value-type="float">
            <text:p>0,039</text:p>
          </table:table-cell>
          <table:table-cell table:style-name="ce51" table:formula="of:=[.H24]/1000" office:value-type="float" office:value="0.008102" calcext:value-type="float">
            <text:p>0,008</text:p>
          </table:table-cell>
          <table:table-cell table:style-name="ce19" table:formula="of:=AVERAGE([.D4:.H4])" office:value-type="float" office:value="0.0310268" calcext:value-type="float">
            <text:p>0,031</text:p>
          </table:table-cell>
          <table:table-cell table:style-name="ce58" table:formula="of:=STDEV([.D4:.H4])/[.I4]" office:value-type="percentage" office:value="0.75463981569643" calcext:value-type="percentage">
            <text:p>75,46%</text:p>
          </table:table-cell>
        </table:table-row>
        <table:table-row table:style-name="ro3">
          <table:table-cell table:style-name="ce4" office:value-type="string" calcext:value-type="string">
            <text:p>cidade</text:p>
          </table:table-cell>
          <table:table-cell table:style-name="ce8" office:value-type="float" office:value="712" calcext:value-type="float">
            <text:p>712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25]/1000" office:value-type="float" office:value="0.064034" calcext:value-type="float">
            <text:p>0,064</text:p>
          </table:table-cell>
          <table:table-cell table:style-name="ce19" table:formula="of:=[.E25]/1000" office:value-type="float" office:value="0.127591" calcext:value-type="float">
            <text:p>0,128</text:p>
          </table:table-cell>
          <table:table-cell table:style-name="ce19" table:formula="of:=[.F25]/1000" office:value-type="float" office:value="0.065893" calcext:value-type="float">
            <text:p>0,066</text:p>
          </table:table-cell>
          <table:table-cell table:style-name="ce19" table:formula="of:=[.G25]/1000" office:value-type="float" office:value="0.024402" calcext:value-type="float">
            <text:p>0,024</text:p>
          </table:table-cell>
          <table:table-cell table:style-name="ce51" table:formula="of:=[.H25]/1000" office:value-type="float" office:value="0.082682" calcext:value-type="float">
            <text:p>0,083</text:p>
          </table:table-cell>
          <table:table-cell table:style-name="ce19" table:formula="of:=AVERAGE([.D5:.H5])" office:value-type="float" office:value="0.0729204" calcext:value-type="float">
            <text:p>0,073</text:p>
          </table:table-cell>
          <table:table-cell table:style-name="ce58" table:formula="of:=STDEV([.D5:.H5])/[.I5]" office:value-type="percentage" office:value="0.511580586681767" calcext:value-type="percentage">
            <text:p>51,16%</text:p>
          </table:table-cell>
        </table:table-row>
        <table:table-row table:style-name="ro3">
          <table:table-cell table:style-name="ce4" office:value-type="string" calcext:value-type="string">
            <text:p>bairro</text:p>
          </table:table-cell>
          <table:table-cell table:style-name="ce8" office:value-type="float" office:value="14159" calcext:value-type="float">
            <text:p>14159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26]/1000" office:value-type="float" office:value="0.467861" calcext:value-type="float">
            <text:p>0,468</text:p>
          </table:table-cell>
          <table:table-cell table:style-name="ce19" table:formula="of:=[.E26]/1000" office:value-type="float" office:value="0.491964" calcext:value-type="float">
            <text:p>0,492</text:p>
          </table:table-cell>
          <table:table-cell table:style-name="ce19" table:formula="of:=[.F26]/1000" office:value-type="float" office:value="0.481303" calcext:value-type="float">
            <text:p>0,481</text:p>
          </table:table-cell>
          <table:table-cell table:style-name="ce19" table:formula="of:=[.G26]/1000" office:value-type="float" office:value="0.392071" calcext:value-type="float">
            <text:p>0,392</text:p>
          </table:table-cell>
          <table:table-cell table:style-name="ce51" table:formula="of:=[.H26]/1000" office:value-type="float" office:value="0.510911" calcext:value-type="float">
            <text:p>0,511</text:p>
          </table:table-cell>
          <table:table-cell table:style-name="ce19" table:formula="of:=AVERAGE([.D6:.H6])" office:value-type="float" office:value="0.468822" calcext:value-type="float">
            <text:p>0,469</text:p>
          </table:table-cell>
          <table:table-cell table:style-name="ce58" table:formula="of:=STDEV([.D6:.H6])/[.I6]" office:value-type="percentage" office:value="0.0974812250503477" calcext:value-type="percentage">
            <text:p>9,75%</text:p>
          </table:table-cell>
        </table:table-row>
        <table:table-row table:style-name="ro3">
          <table:table-cell table:style-name="ce4" office:value-type="string" calcext:value-type="string">
            <text:p>endereco</text:p>
          </table:table-cell>
          <table:table-cell table:style-name="ce8" office:value-type="float" office:value="1500000" calcext:value-type="float">
            <text:p>1500000</text:p>
          </table:table-cell>
          <table:table-cell table:style-name="ce10" table:formula="of:=10.2*[.A26]" office:value-type="float" office:value="788.46" calcext:value-type="float">
            <text:p>788,46</text:p>
          </table:table-cell>
          <table:table-cell table:style-name="ce19" table:formula="of:=[.D27]/1000" office:value-type="float" office:value="74.029138" calcext:value-type="float">
            <text:p>74,029</text:p>
          </table:table-cell>
          <table:table-cell table:style-name="ce19" table:formula="of:=[.E27]/1000" office:value-type="float" office:value="71.272934" calcext:value-type="float">
            <text:p>71,273</text:p>
          </table:table-cell>
          <table:table-cell table:style-name="ce19" table:formula="of:=[.F27]/1000" office:value-type="float" office:value="70.745016" calcext:value-type="float">
            <text:p>70,745</text:p>
          </table:table-cell>
          <table:table-cell table:style-name="ce19" table:formula="of:=[.G27]/1000" office:value-type="float" office:value="71.115595" calcext:value-type="float">
            <text:p>71,116</text:p>
          </table:table-cell>
          <table:table-cell table:style-name="ce51" table:formula="of:=[.H27]/1000" office:value-type="float" office:value="73.0512" calcext:value-type="float">
            <text:p>73,051</text:p>
          </table:table-cell>
          <table:table-cell table:style-name="ce19" table:formula="of:=AVERAGE([.D7:.H7])" office:value-type="float" office:value="72.0427766" calcext:value-type="float">
            <text:p>72,043</text:p>
          </table:table-cell>
          <table:table-cell table:style-name="ce58" table:formula="of:=STDEV([.D7:.H7])/[.I7]" office:value-type="percentage" office:value="0.0197513481202806" calcext:value-type="percentage">
            <text:p>1,98%</text:p>
          </table:table-cell>
        </table:table-row>
        <table:table-row table:style-name="ro3">
          <table:table-cell table:style-name="ce4" office:value-type="string" calcext:value-type="string">
            <text:p>tipo_contato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28]/1000" office:value-type="float" office:value="0.008181" calcext:value-type="float">
            <text:p>0,008</text:p>
          </table:table-cell>
          <table:table-cell table:style-name="ce19" table:formula="of:=[.E28]/1000" office:value-type="float" office:value="0.00825" calcext:value-type="float">
            <text:p>0,008</text:p>
          </table:table-cell>
          <table:table-cell table:style-name="ce19" table:formula="of:=[.F28]/1000" office:value-type="float" office:value="0.008228" calcext:value-type="float">
            <text:p>0,008</text:p>
          </table:table-cell>
          <table:table-cell table:style-name="ce19" table:formula="of:=[.G28]/1000" office:value-type="float" office:value="0.023522" calcext:value-type="float">
            <text:p>0,024</text:p>
          </table:table-cell>
          <table:table-cell table:style-name="ce51" table:formula="of:=[.H28]/1000" office:value-type="float" office:value="0.008201" calcext:value-type="float">
            <text:p>0,008</text:p>
          </table:table-cell>
          <table:table-cell table:style-name="ce19" table:formula="of:=AVERAGE([.D8:.H8])" office:value-type="float" office:value="0.0112764" calcext:value-type="float">
            <text:p>0,011</text:p>
          </table:table-cell>
          <table:table-cell table:style-name="ce58" table:formula="of:=STDEV([.D8:.H8])/[.I8]" office:value-type="percentage" office:value="0.607068625498784" calcext:value-type="percentage">
            <text:p>60,71%</text:p>
          </table:table-cell>
        </table:table-row>
        <table:table-row table:style-name="ro3">
          <table:table-cell table:style-name="ce4" office:value-type="string" calcext:value-type="string">
            <text:p>contato</text:p>
          </table:table-cell>
          <table:table-cell table:style-name="ce8" office:value-type="float" office:value="3000489" calcext:value-type="float">
            <text:p>3000489</text:p>
          </table:table-cell>
          <table:table-cell table:style-name="ce10" table:formula="of:=16.8*[.A26]" office:value-type="float" office:value="1298.64" calcext:value-type="float">
            <text:p>1298,64</text:p>
          </table:table-cell>
          <table:table-cell table:style-name="ce19" table:formula="of:=[.D29]/1000" office:value-type="float" office:value="151.539538" calcext:value-type="float">
            <text:p>151,540</text:p>
          </table:table-cell>
          <table:table-cell table:style-name="ce19" table:formula="of:=[.E29]/1000" office:value-type="float" office:value="146.25449" calcext:value-type="float">
            <text:p>146,254</text:p>
          </table:table-cell>
          <table:table-cell table:style-name="ce19" table:formula="of:=[.F29]/1000" office:value-type="float" office:value="145.91855" calcext:value-type="float">
            <text:p>145,919</text:p>
          </table:table-cell>
          <table:table-cell table:style-name="ce19" table:formula="of:=[.G29]/1000" office:value-type="float" office:value="145.8771349" calcext:value-type="float">
            <text:p>145,877</text:p>
          </table:table-cell>
          <table:table-cell table:style-name="ce51" table:formula="of:=[.H29]/1000" office:value-type="float" office:value="147.867284" calcext:value-type="float">
            <text:p>147,867</text:p>
          </table:table-cell>
          <table:table-cell table:style-name="ce19" table:formula="of:=AVERAGE([.D9:.H9])" office:value-type="float" office:value="147.49139938" calcext:value-type="float">
            <text:p>147,491</text:p>
          </table:table-cell>
          <table:table-cell table:style-name="ce58" table:formula="of:=STDEV([.D9:.H9])/[.I9]" office:value-type="percentage" office:value="0.0163068338085195" calcext:value-type="percentage">
            <text:p>1,63%</text:p>
          </table:table-cell>
        </table:table-row>
        <table:table-row table:style-name="ro3">
          <table:table-cell table:style-name="ce4" office:value-type="string" calcext:value-type="string">
            <text:p>tipo_info_profissional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30]/1000" office:value-type="float" office:value="0.008338" calcext:value-type="float">
            <text:p>0,008</text:p>
          </table:table-cell>
          <table:table-cell table:style-name="ce19" table:formula="of:=[.E30]/1000" office:value-type="float" office:value="0.008208" calcext:value-type="float">
            <text:p>0,008</text:p>
          </table:table-cell>
          <table:table-cell table:style-name="ce19" table:formula="of:=[.F30]/1000" office:value-type="float" office:value="0.008262" calcext:value-type="float">
            <text:p>0,008</text:p>
          </table:table-cell>
          <table:table-cell table:style-name="ce19" table:formula="of:=[.G30]/1000" office:value-type="float" office:value="0.008205" calcext:value-type="float">
            <text:p>0,008</text:p>
          </table:table-cell>
          <table:table-cell table:style-name="ce51" table:formula="of:=[.H30]/1000" office:value-type="float" office:value="0.008179" calcext:value-type="float">
            <text:p>0,008</text:p>
          </table:table-cell>
          <table:table-cell table:style-name="ce19" table:formula="of:=AVERAGE([.D10:.H10])" office:value-type="float" office:value="0.0082384" calcext:value-type="float">
            <text:p>0,008</text:p>
          </table:table-cell>
          <table:table-cell table:style-name="ce58" table:formula="of:=STDEV([.D10:.H10])/[.I10]" office:value-type="percentage" office:value="0.00768775788306561" calcext:value-type="percentage">
            <text:p>0,77%</text:p>
          </table:table-cell>
        </table:table-row>
        <table:table-row table:style-name="ro3">
          <table:table-cell table:style-name="ce4" office:value-type="string" calcext:value-type="string">
            <text:p>info_profissional</text:p>
          </table:table-cell>
          <table:table-cell table:style-name="ce8" office:value-type="float" office:value="1363360" calcext:value-type="float">
            <text:p>1363360</text:p>
          </table:table-cell>
          <table:table-cell table:style-name="ce15" table:formula="of:=23.5*[.A26]" office:value-type="float" office:value="1816.55" calcext:value-type="float">
            <text:p>1816,55</text:p>
          </table:table-cell>
          <table:table-cell table:style-name="ce19" table:formula="of:=[.D31]/1000" office:value-type="float" office:value="74.744969" calcext:value-type="float">
            <text:p>74,745</text:p>
          </table:table-cell>
          <table:table-cell table:style-name="ce19" table:formula="of:=[.E31]/1000" office:value-type="float" office:value="75.613815" calcext:value-type="float">
            <text:p>75,614</text:p>
          </table:table-cell>
          <table:table-cell table:style-name="ce19" table:formula="of:=[.F31]/1000" office:value-type="float" office:value="75.317453" calcext:value-type="float">
            <text:p>75,317</text:p>
          </table:table-cell>
          <table:table-cell table:style-name="ce19" table:formula="of:=[.G31]/1000" office:value-type="float" office:value="75.103789" calcext:value-type="float">
            <text:p>75,104</text:p>
          </table:table-cell>
          <table:table-cell table:style-name="ce51" table:formula="of:=[.H31]/1000" office:value-type="float" office:value="76.237109" calcext:value-type="float">
            <text:p>76,237</text:p>
          </table:table-cell>
          <table:table-cell table:style-name="ce19" table:formula="of:=AVERAGE([.D11:.H11])" office:value-type="float" office:value="75.403427" calcext:value-type="float">
            <text:p>75,403</text:p>
          </table:table-cell>
          <table:table-cell table:style-name="ce58" table:formula="of:=STDEV([.D11:.H11])/[.I11]" office:value-type="percentage" office:value="0.0074728444330153" calcext:value-type="percentage">
            <text:p>0,75%</text:p>
          </table:table-cell>
        </table:table-row>
        <table:table-row table:style-name="ro3">
          <table:table-cell table:style-name="ce4" office:value-type="string" calcext:value-type="string">
            <text:p>contrato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15" table:formula="of:=25.6*[.A26]" office:value-type="float" office:value="1978.88" calcext:value-type="float">
            <text:p>1978,88</text:p>
          </table:table-cell>
          <table:table-cell table:style-name="ce19" table:formula="of:=[.D32]/1000" office:value-type="float" office:value="43.291055" calcext:value-type="float">
            <text:p>43,291</text:p>
          </table:table-cell>
          <table:table-cell table:style-name="ce19" table:formula="of:=[.E32]/1000" office:value-type="float" office:value="44.069547" calcext:value-type="float">
            <text:p>44,070</text:p>
          </table:table-cell>
          <table:table-cell table:style-name="ce19" table:formula="of:=[.F32]/1000" office:value-type="float" office:value="43.88945" calcext:value-type="float">
            <text:p>43,889</text:p>
          </table:table-cell>
          <table:table-cell table:style-name="ce19" table:formula="of:=[.G32]/1000" office:value-type="float" office:value="43.533947" calcext:value-type="float">
            <text:p>43,534</text:p>
          </table:table-cell>
          <table:table-cell table:style-name="ce51" table:formula="of:=[.H32]/1000" office:value-type="float" office:value="44.264786" calcext:value-type="float">
            <text:p>44,265</text:p>
          </table:table-cell>
          <table:table-cell table:style-name="ce19" table:formula="of:=AVERAGE([.D12:.H12])" office:value-type="float" office:value="43.809757" calcext:value-type="float">
            <text:p>43,810</text:p>
          </table:table-cell>
          <table:table-cell table:style-name="ce58" table:formula="of:=STDEV([.D12:.H12])/[.I12]" office:value-type="percentage" office:value="0.00903008673552046" calcext:value-type="percentage">
            <text:p>0,90%</text:p>
          </table:table-cell>
        </table:table-row>
        <table:table-row table:style-name="ro3">
          <table:table-cell table:style-name="ce4" office:value-type="string" calcext:value-type="string">
            <text:p>tipo_servico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33]/1000" office:value-type="float" office:value="0.023937" calcext:value-type="float">
            <text:p>0,024</text:p>
          </table:table-cell>
          <table:table-cell table:style-name="ce19" table:formula="of:=[.E33]/1000" office:value-type="float" office:value="0.008201" calcext:value-type="float">
            <text:p>0,008</text:p>
          </table:table-cell>
          <table:table-cell table:style-name="ce19" table:formula="of:=[.F33]/1000" office:value-type="float" office:value="0.007997" calcext:value-type="float">
            <text:p>0,008</text:p>
          </table:table-cell>
          <table:table-cell table:style-name="ce19" table:formula="of:=[.G33]/1000" office:value-type="float" office:value="0.008263" calcext:value-type="float">
            <text:p>0,008</text:p>
          </table:table-cell>
          <table:table-cell table:style-name="ce51" table:formula="of:=[.H33]/1000" office:value-type="float" office:value="0.008184" calcext:value-type="float">
            <text:p>0,008</text:p>
          </table:table-cell>
          <table:table-cell table:style-name="ce19" table:formula="of:=AVERAGE([.D13:.H13])" office:value-type="float" office:value="0.0113164" calcext:value-type="float">
            <text:p>0,011</text:p>
          </table:table-cell>
          <table:table-cell table:style-name="ce58" table:formula="of:=STDEV([.D13:.H13])/[.I13]" office:value-type="percentage" office:value="0.62350468590888" calcext:value-type="percentage">
            <text:p>62,35%</text:p>
          </table:table-cell>
        </table:table-row>
        <table:table-row table:style-name="ro3">
          <table:table-cell table:style-name="ce4" office:value-type="string" calcext:value-type="string">
            <text:p>subtipo_servico</text:p>
          </table:table-cell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34]/1000" office:value-type="float" office:value="0.008194" calcext:value-type="float">
            <text:p>0,008</text:p>
          </table:table-cell>
          <table:table-cell table:style-name="ce19" table:formula="of:=[.E34]/1000" office:value-type="float" office:value="0.008184" calcext:value-type="float">
            <text:p>0,008</text:p>
          </table:table-cell>
          <table:table-cell table:style-name="ce19" table:formula="of:=[.F34]/1000" office:value-type="float" office:value="0.008285" calcext:value-type="float">
            <text:p>0,008</text:p>
          </table:table-cell>
          <table:table-cell table:style-name="ce19" table:formula="of:=[.G34]/1000" office:value-type="float" office:value="0.010359" calcext:value-type="float">
            <text:p>0,010</text:p>
          </table:table-cell>
          <table:table-cell table:style-name="ce51" table:formula="of:=[.H34]/1000" office:value-type="float" office:value="0.008183" calcext:value-type="float">
            <text:p>0,008</text:p>
          </table:table-cell>
          <table:table-cell table:style-name="ce19" table:formula="of:=AVERAGE([.D14:.H14])" office:value-type="float" office:value="0.008641" calcext:value-type="float">
            <text:p>0,009</text:p>
          </table:table-cell>
          <table:table-cell table:style-name="ce58" table:formula="of:=STDEV([.D14:.H14])/[.I14]" office:value-type="percentage" office:value="0.111253080644136" calcext:value-type="percentage">
            <text:p>11,13%</text:p>
          </table:table-cell>
        </table:table-row>
        <table:table-row table:style-name="ro3">
          <table:table-cell table:style-name="ce4" office:value-type="string" calcext:value-type="string">
            <text:p>servico</text:p>
          </table:table-cell>
          <table:table-cell table:style-name="ce8" office:value-type="float" office:value="666667" calcext:value-type="float">
            <text:p>666667</text:p>
          </table:table-cell>
          <table:table-cell table:style-name="ce15" table:formula="of:=34.9*[.A26]" office:value-type="float" office:value="2697.77" calcext:value-type="float">
            <text:p>2697,77</text:p>
          </table:table-cell>
          <table:table-cell table:style-name="ce19" table:formula="of:=[.D35]/1000" office:value-type="float" office:value="59.929286" calcext:value-type="float">
            <text:p>59,929</text:p>
          </table:table-cell>
          <table:table-cell table:style-name="ce19" table:formula="of:=[.E35]/1000" office:value-type="float" office:value="58.73221" calcext:value-type="float">
            <text:p>58,732</text:p>
          </table:table-cell>
          <table:table-cell table:style-name="ce19" table:formula="of:=[.F35]/1000" office:value-type="float" office:value="58.295795" calcext:value-type="float">
            <text:p>58,296</text:p>
          </table:table-cell>
          <table:table-cell table:style-name="ce19" table:formula="of:=[.G35]/1000" office:value-type="float" office:value="58.286477" calcext:value-type="float">
            <text:p>58,286</text:p>
          </table:table-cell>
          <table:table-cell table:style-name="ce51" table:formula="of:=[.H35]/1000" office:value-type="float" office:value="60.233367" calcext:value-type="float">
            <text:p>60,233</text:p>
          </table:table-cell>
          <table:table-cell table:style-name="ce19" table:formula="of:=AVERAGE([.D15:.H15])" office:value-type="float" office:value="59.095427" calcext:value-type="float">
            <text:p>59,095</text:p>
          </table:table-cell>
          <table:table-cell table:style-name="ce58" table:formula="of:=STDEV([.D15:.H15])/[.I15]" office:value-type="percentage" office:value="0.0156377014775305" calcext:value-type="percentage">
            <text:p>1,56%</text:p>
          </table:table-cell>
        </table:table-row>
        <table:table-row table:style-name="ro3">
          <table:table-cell table:style-name="ce4" office:value-type="string" calcext:value-type="string">
            <text:p>servico_subtipo_servico</text:p>
          </table:table-cell>
          <table:table-cell table:style-name="ce8" office:value-type="float" office:value="1333624" calcext:value-type="float">
            <text:p>1333624</text:p>
          </table:table-cell>
          <table:table-cell table:style-name="ce15" table:formula="of:=8*[.A26]" office:value-type="float" office:value="618.4" calcext:value-type="float">
            <text:p>618,40</text:p>
          </table:table-cell>
          <table:table-cell table:style-name="ce19" table:formula="of:=[.D36]/1000" office:value-type="float" office:value="56.729686" calcext:value-type="float">
            <text:p>56,730</text:p>
          </table:table-cell>
          <table:table-cell table:style-name="ce19" table:formula="of:=[.E36]/1000" office:value-type="float" office:value="57.848354" calcext:value-type="float">
            <text:p>57,848</text:p>
          </table:table-cell>
          <table:table-cell table:style-name="ce19" table:formula="of:=[.F36]/1000" office:value-type="float" office:value="56.979799" calcext:value-type="float">
            <text:p>56,980</text:p>
          </table:table-cell>
          <table:table-cell table:style-name="ce19" table:formula="of:=[.G36]/1000" office:value-type="float" office:value="57.258524" calcext:value-type="float">
            <text:p>57,259</text:p>
          </table:table-cell>
          <table:table-cell table:style-name="ce51" table:formula="of:=[.H36]/1000" office:value-type="float" office:value="57.698883" calcext:value-type="float">
            <text:p>57,699</text:p>
          </table:table-cell>
          <table:table-cell table:style-name="ce19" table:formula="of:=AVERAGE([.D16:.H16])" office:value-type="float" office:value="57.3030492" calcext:value-type="float">
            <text:p>57,303</text:p>
          </table:table-cell>
          <table:table-cell table:style-name="ce58" table:formula="of:=STDEV([.D16:.H16])/[.I16]" office:value-type="percentage" office:value="0.00822823555540998" calcext:value-type="percentage">
            <text:p>0,82%</text:p>
          </table:table-cell>
        </table:table-row>
        <table:table-row table:style-name="ro3">
          <table:table-cell table:style-name="ce4" office:value-type="string" calcext:value-type="string">
            <text:p>avaliacao</text:p>
          </table:table-cell>
          <table:table-cell table:style-name="ce8" office:value-type="float" office:value="332377" calcext:value-type="float">
            <text:p>332377</text:p>
          </table:table-cell>
          <table:table-cell table:style-name="ce15" table:formula="of:=7.5*[.A26]" office:value-type="float" office:value="579.75" calcext:value-type="float">
            <text:p>579,75</text:p>
          </table:table-cell>
          <table:table-cell table:style-name="ce19" table:formula="of:=[.D37]/1000" office:value-type="float" office:value="20.119624" calcext:value-type="float">
            <text:p>20,120</text:p>
          </table:table-cell>
          <table:table-cell table:style-name="ce19" table:formula="of:=[.E37]/1000" office:value-type="float" office:value="21.179052" calcext:value-type="float">
            <text:p>21,179</text:p>
          </table:table-cell>
          <table:table-cell table:style-name="ce19" table:formula="of:=[.F37]/1000" office:value-type="float" office:value="22.089183" calcext:value-type="float">
            <text:p>22,089</text:p>
          </table:table-cell>
          <table:table-cell table:style-name="ce19" table:formula="of:=[.G37]/1000" office:value-type="float" office:value="21.269713" calcext:value-type="float">
            <text:p>21,270</text:p>
          </table:table-cell>
          <table:table-cell table:style-name="ce51" table:formula="of:=[.H37]/1000" office:value-type="float" office:value="22.219858" calcext:value-type="float">
            <text:p>22,220</text:p>
          </table:table-cell>
          <table:table-cell table:style-name="ce19" table:formula="of:=AVERAGE([.D17:.H17])" office:value-type="float" office:value="21.375486" calcext:value-type="float">
            <text:p>21,375</text:p>
          </table:table-cell>
          <table:table-cell table:style-name="ce58" table:formula="of:=STDEV([.D17:.H17])/[.I17]" office:value-type="percentage" office:value="0.0394841157593752" calcext:value-type="percentage">
            <text:p>3,95%</text:p>
          </table:table-cell>
        </table:table-row>
        <table:table-row table:style-name="ro3">
          <table:table-cell table:style-name="ce4" office:value-type="string" calcext:value-type="string">
            <text:p>comentário</text:p>
          </table:table-cell>
          <table:table-cell table:style-name="ce8" office:value-type="float" office:value="165713" calcext:value-type="float">
            <text:p>165713</text:p>
          </table:table-cell>
          <table:table-cell table:style-name="ce15" table:formula="of:=6.4*[.A26]" office:value-type="float" office:value="494.72" calcext:value-type="float">
            <text:p>494,72</text:p>
          </table:table-cell>
          <table:table-cell table:style-name="ce19" table:formula="of:=[.D38]/1000" office:value-type="float" office:value="5.670593" calcext:value-type="float">
            <text:p>5,671</text:p>
          </table:table-cell>
          <table:table-cell table:style-name="ce19" table:formula="of:=[.E38]/1000" office:value-type="float" office:value="5.408204" calcext:value-type="float">
            <text:p>5,408</text:p>
          </table:table-cell>
          <table:table-cell table:style-name="ce19" table:formula="of:=[.F38]/1000" office:value-type="float" office:value="5.379846" calcext:value-type="float">
            <text:p>5,380</text:p>
          </table:table-cell>
          <table:table-cell table:style-name="ce19" table:formula="of:=[.G38]/1000" office:value-type="float" office:value="5.601937" calcext:value-type="float">
            <text:p>5,602</text:p>
          </table:table-cell>
          <table:table-cell table:style-name="ce51" table:formula="of:=[.H38]/1000" office:value-type="float" office:value="5.554507" calcext:value-type="float">
            <text:p>5,555</text:p>
          </table:table-cell>
          <table:table-cell table:style-name="ce19" table:formula="of:=AVERAGE([.D18:.H18])" office:value-type="float" office:value="5.5230174" calcext:value-type="float">
            <text:p>5,523</text:p>
          </table:table-cell>
          <table:table-cell table:style-name="ce58" table:formula="of:=STDEV([.D18:.H18])/[.I18]" office:value-type="percentage" office:value="0.0226648742847122" calcext:value-type="percentage">
            <text:p>2,27%</text:p>
          </table:table-cell>
        </table:table-row>
        <table:table-row table:style-name="ro3">
          <table:table-cell table:style-name="ce4" office:value-type="string" calcext:value-type="string">
            <text:p>dia_semana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9" table:formula="of:=[.D39]/1000" office:value-type="float" office:value="0.041762" calcext:value-type="float">
            <text:p>0,042</text:p>
          </table:table-cell>
          <table:table-cell table:style-name="ce19" table:formula="of:=[.E39]/1000" office:value-type="float" office:value="0.008218" calcext:value-type="float">
            <text:p>0,008</text:p>
          </table:table-cell>
          <table:table-cell table:style-name="ce19" table:formula="of:=[.F39]/1000" office:value-type="float" office:value="0.008344" calcext:value-type="float">
            <text:p>0,008</text:p>
          </table:table-cell>
          <table:table-cell table:style-name="ce19" table:formula="of:=[.G39]/1000" office:value-type="float" office:value="0.008216" calcext:value-type="float">
            <text:p>0,008</text:p>
          </table:table-cell>
          <table:table-cell table:style-name="ce51" table:formula="of:=[.H39]/1000" office:value-type="float" office:value="0.013247" calcext:value-type="float">
            <text:p>0,013</text:p>
          </table:table-cell>
          <table:table-cell table:style-name="ce19" table:formula="of:=AVERAGE([.D19:.H19])" office:value-type="float" office:value="0.0159574" calcext:value-type="float">
            <text:p>0,016</text:p>
          </table:table-cell>
          <table:table-cell table:style-name="ce58" table:formula="of:=STDEV([.D19:.H19])/[.I19]" office:value-type="percentage" office:value="0.914063789178629" calcext:value-type="percentage">
            <text:p>91,41%</text:p>
          </table:table-cell>
        </table:table-row>
        <table:table-row table:style-name="ro3">
          <table:table-cell table:style-name="ce4" office:value-type="string" calcext:value-type="string">
            <text:p>horario_prestacao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15" table:formula="of:=18.2*[.A26]" office:value-type="float" office:value="1406.86" calcext:value-type="float">
            <text:p>1406,86</text:p>
          </table:table-cell>
          <table:table-cell table:style-name="ce19" table:formula="of:=[.D40]/1000" office:value-type="float" office:value="51.223135" calcext:value-type="float">
            <text:p>51,223</text:p>
          </table:table-cell>
          <table:table-cell table:style-name="ce19" table:formula="of:=[.E40]/1000" office:value-type="float" office:value="50.985856" calcext:value-type="float">
            <text:p>50,986</text:p>
          </table:table-cell>
          <table:table-cell table:style-name="ce19" table:formula="of:=[.F40]/1000" office:value-type="float" office:value="51.818314" calcext:value-type="float">
            <text:p>51,818</text:p>
          </table:table-cell>
          <table:table-cell table:style-name="ce19" table:formula="of:=[.G40]/1000" office:value-type="float" office:value="50.838376" calcext:value-type="float">
            <text:p>50,838</text:p>
          </table:table-cell>
          <table:table-cell table:style-name="ce51" table:formula="of:=[.H40]/1000" office:value-type="float" office:value="51.10044" calcext:value-type="float">
            <text:p>51,100</text:p>
          </table:table-cell>
          <table:table-cell table:style-name="ce19" table:formula="of:=AVERAGE([.D20:.H20])" office:value-type="float" office:value="51.1932242" calcext:value-type="float">
            <text:p>51,193</text:p>
          </table:table-cell>
          <table:table-cell table:style-name="ce58" table:formula="of:=STDEV([.D20:.H20])/[.I20]" office:value-type="percentage" office:value="0.00736842332337149" calcext:value-type="percentage">
            <text:p>0,74%</text:p>
          </table:table-cell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8" table:formula="of:=SUM([.B3:.B20])" office:value-type="float" office:value="11877197" calcext:value-type="float">
            <text:p>11877197</text:p>
          </table:table-cell>
          <table:table-cell table:style-name="ce16" office:value-type="string" calcext:value-type="string">
            <text:p>-</text:p>
          </table:table-cell>
          <table:table-cell table:style-name="ce23" table:formula="of:=SUM([.D3:.D20])" office:value-type="float" office:value="608.563012" calcext:value-type="float">
            <text:p>608,563</text:p>
          </table:table-cell>
          <table:table-cell table:style-name="ce23" table:formula="of:=SUM([.E3:.E20])" office:value-type="float" office:value="596.049925" calcext:value-type="float">
            <text:p>596,050</text:p>
          </table:table-cell>
          <table:table-cell table:style-name="ce23" table:formula="of:=SUM([.F3:.F20])" office:value-type="float" office:value="592.83519" calcext:value-type="float">
            <text:p>592,835</text:p>
          </table:table-cell>
          <table:table-cell table:style-name="ce23" table:formula="of:=SUM([.G3:.G20])" office:value-type="float" office:value="592.1861149" calcext:value-type="float">
            <text:p>592,186</text:p>
          </table:table-cell>
          <table:table-cell table:style-name="ce52" table:formula="of:=SUM([.H3:.H20])" office:value-type="float" office:value="601.386722" calcext:value-type="float">
            <text:p>601,387</text:p>
          </table:table-cell>
          <table:table-cell table:style-name="ce23" table:formula="of:=AVERAGE([.D21:.H21])" office:value-type="float" office:value="598.20419278" calcext:value-type="float">
            <text:p>598,204</text:p>
          </table:table-cell>
          <table:table-cell table:style-name="ce58" table:formula="of:=STDEV([.D21:.H21])/[.I21]" office:value-type="percentage" office:value="0.0114334757986634" calcext:value-type="percentage">
            <text:p>1,14%</text:p>
          </table:table-cell>
        </table:table-row>
        <table:table-row table:style-name="ro4">
          <table:table-cell table:number-columns-repeated="6"/>
          <table:table-cell table:style-name="ce25"/>
          <table:table-cell table:number-columns-repeated="3"/>
        </table:table-row>
        <table:table-row table:style-name="ro4">
          <table:table-cell table:number-columns-repeated="3"/>
          <table:table-cell table:style-name="ce27" office:value-type="float" office:value="70655.558" calcext:value-type="float">
            <text:p>70655,558</text:p>
          </table:table-cell>
          <table:table-cell table:style-name="ce27" office:value-type="float" office:value="63988.227" calcext:value-type="float">
            <text:p>63988,227</text:p>
          </table:table-cell>
          <table:table-cell table:style-name="ce27" office:value-type="float" office:value="61750.039" calcext:value-type="float">
            <text:p>61750,039</text:p>
          </table:table-cell>
          <table:table-cell table:style-name="ce27" office:value-type="float" office:value="62786.728" calcext:value-type="float">
            <text:p>62786,728</text:p>
          </table:table-cell>
          <table:table-cell table:style-name="ce27" office:value-type="float" office:value="62511.599" calcext:value-type="float">
            <text:p>62511,59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8.123" calcext:value-type="float">
            <text:p>8,123</text:p>
          </table:table-cell>
          <table:table-cell table:style-name="ce27" office:value-type="float" office:value="36.62" calcext:value-type="float">
            <text:p>36,620</text:p>
          </table:table-cell>
          <table:table-cell table:style-name="ce27" office:value-type="float" office:value="63.433" calcext:value-type="float">
            <text:p>63,433</text:p>
          </table:table-cell>
          <table:table-cell table:style-name="ce27" office:value-type="float" office:value="38.856" calcext:value-type="float">
            <text:p>38,856</text:p>
          </table:table-cell>
          <table:table-cell table:style-name="ce53" office:value-type="float" office:value="8.102" calcext:value-type="float">
            <text:p>8,102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64.034" calcext:value-type="float">
            <text:p>64,034</text:p>
          </table:table-cell>
          <table:table-cell table:style-name="ce27" office:value-type="float" office:value="127.591" calcext:value-type="float">
            <text:p>127,591</text:p>
          </table:table-cell>
          <table:table-cell table:style-name="ce27" office:value-type="float" office:value="65.893" calcext:value-type="float">
            <text:p>65,893</text:p>
          </table:table-cell>
          <table:table-cell table:style-name="ce27" office:value-type="float" office:value="24.402" calcext:value-type="float">
            <text:p>24,402</text:p>
          </table:table-cell>
          <table:table-cell table:style-name="ce53" office:value-type="float" office:value="82.682" calcext:value-type="float">
            <text:p>82,682</text:p>
          </table:table-cell>
          <table:table-cell table:number-columns-repeated="2"/>
        </table:table-row>
        <table:table-row table:style-name="ro4">
          <table:table-cell table:formula="of:=7730/100" office:value-type="float" office:value="77.3" calcext:value-type="float">
            <text:p>77,3</text:p>
          </table:table-cell>
          <table:table-cell table:number-columns-repeated="2"/>
          <table:table-cell table:style-name="ce27" office:value-type="float" office:value="467.861" calcext:value-type="float">
            <text:p>467,861</text:p>
          </table:table-cell>
          <table:table-cell table:style-name="ce27" office:value-type="float" office:value="491.964" calcext:value-type="float">
            <text:p>491,964</text:p>
          </table:table-cell>
          <table:table-cell table:style-name="ce27" office:value-type="float" office:value="481.303" calcext:value-type="float">
            <text:p>481,303</text:p>
          </table:table-cell>
          <table:table-cell table:style-name="ce27" office:value-type="float" office:value="392.071" calcext:value-type="float">
            <text:p>392,071</text:p>
          </table:table-cell>
          <table:table-cell table:style-name="ce53" office:value-type="float" office:value="510.911" calcext:value-type="float">
            <text:p>510,91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74029.138" calcext:value-type="float">
            <text:p>74029,138</text:p>
          </table:table-cell>
          <table:table-cell table:style-name="ce27" office:value-type="float" office:value="71272.934" calcext:value-type="float">
            <text:p>71272,934</text:p>
          </table:table-cell>
          <table:table-cell table:style-name="ce27" office:value-type="float" office:value="70745.016" calcext:value-type="float">
            <text:p>70745,016</text:p>
          </table:table-cell>
          <table:table-cell table:style-name="ce27" office:value-type="float" office:value="71115.595" calcext:value-type="float">
            <text:p>71115,595</text:p>
          </table:table-cell>
          <table:table-cell table:style-name="ce53" office:value-type="float" office:value="73051.2" calcext:value-type="float">
            <text:p>73051,20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8.181" calcext:value-type="float">
            <text:p>8,181</text:p>
          </table:table-cell>
          <table:table-cell table:style-name="ce27" office:value-type="float" office:value="8.25" calcext:value-type="float">
            <text:p>8,250</text:p>
          </table:table-cell>
          <table:table-cell table:style-name="ce27" office:value-type="float" office:value="8.228" calcext:value-type="float">
            <text:p>8,228</text:p>
          </table:table-cell>
          <table:table-cell table:style-name="ce27" office:value-type="float" office:value="23.522" calcext:value-type="float">
            <text:p>23,522</text:p>
          </table:table-cell>
          <table:table-cell table:style-name="ce53" office:value-type="float" office:value="8.201" calcext:value-type="float">
            <text:p>8,201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151539.538" calcext:value-type="float">
            <text:p>151539,538</text:p>
          </table:table-cell>
          <table:table-cell table:style-name="ce27" office:value-type="float" office:value="146254.49" calcext:value-type="float">
            <text:p>146254,490</text:p>
          </table:table-cell>
          <table:table-cell table:style-name="ce27" office:value-type="float" office:value="145918.55" calcext:value-type="float">
            <text:p>145918,550</text:p>
          </table:table-cell>
          <table:table-cell table:style-name="ce27" office:value-type="float" office:value="145877.1349" calcext:value-type="float">
            <text:p>145877,135</text:p>
          </table:table-cell>
          <table:table-cell table:style-name="ce53" office:value-type="float" office:value="147867.284" calcext:value-type="float">
            <text:p>147867,28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8.338" calcext:value-type="float">
            <text:p>8,338</text:p>
          </table:table-cell>
          <table:table-cell table:style-name="ce27" office:value-type="float" office:value="8.208" calcext:value-type="float">
            <text:p>8,208</text:p>
          </table:table-cell>
          <table:table-cell table:style-name="ce27" office:value-type="float" office:value="8.262" calcext:value-type="float">
            <text:p>8,262</text:p>
          </table:table-cell>
          <table:table-cell table:style-name="ce27" office:value-type="float" office:value="8.205" calcext:value-type="float">
            <text:p>8,205</text:p>
          </table:table-cell>
          <table:table-cell table:style-name="ce53" office:value-type="float" office:value="8.179" calcext:value-type="float">
            <text:p>8,17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74744.969" calcext:value-type="float">
            <text:p>74744,969</text:p>
          </table:table-cell>
          <table:table-cell table:style-name="ce27" office:value-type="float" office:value="75613.815" calcext:value-type="float">
            <text:p>75613,815</text:p>
          </table:table-cell>
          <table:table-cell table:style-name="ce27" office:value-type="float" office:value="75317.453" calcext:value-type="float">
            <text:p>75317,453</text:p>
          </table:table-cell>
          <table:table-cell table:style-name="ce27" office:value-type="float" office:value="75103.789" calcext:value-type="float">
            <text:p>75103,789</text:p>
          </table:table-cell>
          <table:table-cell table:style-name="ce53" office:value-type="float" office:value="76237.109" calcext:value-type="float">
            <text:p>76237,109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43291.055" calcext:value-type="float">
            <text:p>43291,055</text:p>
          </table:table-cell>
          <table:table-cell table:style-name="ce27" office:value-type="float" office:value="44069.547" calcext:value-type="float">
            <text:p>44069,547</text:p>
          </table:table-cell>
          <table:table-cell table:style-name="ce27" office:value-type="float" office:value="43889.45" calcext:value-type="float">
            <text:p>43889,450</text:p>
          </table:table-cell>
          <table:table-cell table:style-name="ce27" office:value-type="float" office:value="43533.947" calcext:value-type="float">
            <text:p>43533,947</text:p>
          </table:table-cell>
          <table:table-cell table:style-name="ce53" office:value-type="float" office:value="44264.786" calcext:value-type="float">
            <text:p>44264,78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23.937" calcext:value-type="float">
            <text:p>23,937</text:p>
          </table:table-cell>
          <table:table-cell table:style-name="ce27" office:value-type="float" office:value="8.201" calcext:value-type="float">
            <text:p>8,201</text:p>
          </table:table-cell>
          <table:table-cell table:style-name="ce27" office:value-type="float" office:value="7.997" calcext:value-type="float">
            <text:p>7,997</text:p>
          </table:table-cell>
          <table:table-cell table:style-name="ce27" office:value-type="float" office:value="8.263" calcext:value-type="float">
            <text:p>8,263</text:p>
          </table:table-cell>
          <table:table-cell table:style-name="ce53" office:value-type="float" office:value="8.184" calcext:value-type="float">
            <text:p>8,184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8.194" calcext:value-type="float">
            <text:p>8,194</text:p>
          </table:table-cell>
          <table:table-cell table:style-name="ce27" office:value-type="float" office:value="8.184" calcext:value-type="float">
            <text:p>8,184</text:p>
          </table:table-cell>
          <table:table-cell table:style-name="ce27" office:value-type="float" office:value="8.285" calcext:value-type="float">
            <text:p>8,285</text:p>
          </table:table-cell>
          <table:table-cell table:style-name="ce27" office:value-type="float" office:value="10.359" calcext:value-type="float">
            <text:p>10,359</text:p>
          </table:table-cell>
          <table:table-cell table:style-name="ce53" office:value-type="float" office:value="8.183" calcext:value-type="float">
            <text:p>8,18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59929.286" calcext:value-type="float">
            <text:p>59929,286</text:p>
          </table:table-cell>
          <table:table-cell table:style-name="ce27" office:value-type="float" office:value="58732.21" calcext:value-type="float">
            <text:p>58732,210</text:p>
          </table:table-cell>
          <table:table-cell table:style-name="ce27" office:value-type="float" office:value="58295.795" calcext:value-type="float">
            <text:p>58295,795</text:p>
          </table:table-cell>
          <table:table-cell table:style-name="ce27" office:value-type="float" office:value="58286.477" calcext:value-type="float">
            <text:p>58286,477</text:p>
          </table:table-cell>
          <table:table-cell table:style-name="ce53" office:value-type="float" office:value="60233.367" calcext:value-type="float">
            <text:p>60233,36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56729.686" calcext:value-type="float">
            <text:p>56729,686</text:p>
          </table:table-cell>
          <table:table-cell table:style-name="ce27" office:value-type="float" office:value="57848.354" calcext:value-type="float">
            <text:p>57848,354</text:p>
          </table:table-cell>
          <table:table-cell table:style-name="ce27" office:value-type="float" office:value="56979.799" calcext:value-type="float">
            <text:p>56979,799</text:p>
          </table:table-cell>
          <table:table-cell table:style-name="ce27" office:value-type="float" office:value="57258.524" calcext:value-type="float">
            <text:p>57258,524</text:p>
          </table:table-cell>
          <table:table-cell table:style-name="ce53" office:value-type="float" office:value="57698.883" calcext:value-type="float">
            <text:p>57698,883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20119.624" calcext:value-type="float">
            <text:p>20119,624</text:p>
          </table:table-cell>
          <table:table-cell table:style-name="ce27" office:value-type="float" office:value="21179.052" calcext:value-type="float">
            <text:p>21179,052</text:p>
          </table:table-cell>
          <table:table-cell table:style-name="ce27" office:value-type="float" office:value="22089.183" calcext:value-type="float">
            <text:p>22089,183</text:p>
          </table:table-cell>
          <table:table-cell table:style-name="ce27" office:value-type="float" office:value="21269.713" calcext:value-type="float">
            <text:p>21269,713</text:p>
          </table:table-cell>
          <table:table-cell table:style-name="ce53" office:value-type="float" office:value="22219.858" calcext:value-type="float">
            <text:p>22219,858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5670.593" calcext:value-type="float">
            <text:p>5670,593</text:p>
          </table:table-cell>
          <table:table-cell table:style-name="ce27" office:value-type="float" office:value="5408.204" calcext:value-type="float">
            <text:p>5408,204</text:p>
          </table:table-cell>
          <table:table-cell table:style-name="ce27" office:value-type="float" office:value="5379.846" calcext:value-type="float">
            <text:p>5379,846</text:p>
          </table:table-cell>
          <table:table-cell table:style-name="ce27" office:value-type="float" office:value="5601.937" calcext:value-type="float">
            <text:p>5601,937</text:p>
          </table:table-cell>
          <table:table-cell table:style-name="ce53" office:value-type="float" office:value="5554.507" calcext:value-type="float">
            <text:p>5554,50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41.762" calcext:value-type="float">
            <text:p>41,762</text:p>
          </table:table-cell>
          <table:table-cell table:style-name="ce27" office:value-type="float" office:value="8.218" calcext:value-type="float">
            <text:p>8,218</text:p>
          </table:table-cell>
          <table:table-cell table:style-name="ce27" office:value-type="float" office:value="8.344" calcext:value-type="float">
            <text:p>8,344</text:p>
          </table:table-cell>
          <table:table-cell table:style-name="ce27" office:value-type="float" office:value="8.216" calcext:value-type="float">
            <text:p>8,216</text:p>
          </table:table-cell>
          <table:table-cell table:style-name="ce53" office:value-type="float" office:value="13.247" calcext:value-type="float">
            <text:p>13,247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27" office:value-type="float" office:value="51223.135" calcext:value-type="float">
            <text:p>51223,135</text:p>
          </table:table-cell>
          <table:table-cell table:style-name="ce27" office:value-type="float" office:value="50985.856" calcext:value-type="float">
            <text:p>50985,856</text:p>
          </table:table-cell>
          <table:table-cell table:style-name="ce27" office:value-type="float" office:value="51818.314" calcext:value-type="float">
            <text:p>51818,314</text:p>
          </table:table-cell>
          <table:table-cell table:style-name="ce27" office:value-type="float" office:value="50838.376" calcext:value-type="float">
            <text:p>50838,376</text:p>
          </table:table-cell>
          <table:table-cell table:style-name="ce53" office:value-type="float" office:value="51100.44" calcext:value-type="float">
            <text:p>51100,440</text:p>
          </table:table-cell>
          <table:table-cell table:number-columns-repeated="2"/>
        </table:table-row>
        <table:table-row table:style-name="ro4" table:number-rows-repeated="1048535">
          <table:table-cell table:number-columns-repeated="10"/>
        </table:table-row>
        <table:table-row table:style-name="ro4">
          <table:table-cell table:number-columns-repeated="10"/>
        </table:table-row>
        <calcext:conditional-formats>
          <calcext:conditional-format calcext:target-range-address="Planilha2.C3:Planilha2.C20">
            <calcext:condition calcext:apply-style-name="Good" calcext:value="&lt;=1000" calcext:base-cell-address="Planilha2.C3"/>
            <calcext:condition calcext:apply-style-name="Neutral" calcext:value="&lt;=2000" calcext:base-cell-address="Planilha2.C3"/>
            <calcext:condition calcext:apply-style-name="Bad" calcext:value="&gt;2000" calcext:base-cell-address="Planilha2.C3"/>
          </calcext:conditional-format>
          <calcext:conditional-format calcext:target-range-address="Planilha2.D3:Planilha2.I20">
            <calcext:condition calcext:apply-style-name="Good" calcext:value="&lt;=50" calcext:base-cell-address="Planilha2.D3"/>
            <calcext:condition calcext:apply-style-name="Neutral" calcext:value="&lt;=100" calcext:base-cell-address="Planilha2.D3"/>
            <calcext:condition calcext:apply-style-name="Bad_mean" calcext:value="&lt;=150" calcext:base-cell-address="Planilha2.D3"/>
            <calcext:condition calcext:apply-style-name="Bad" calcext:value="&gt;150" calcext:base-cell-address="Planilha2.D3"/>
          </calcext:conditional-format>
          <calcext:conditional-format calcext:target-range-address="Planilha2.J3:Planilha2.J21">
            <calcext:condition calcext:apply-style-name="Good" calcext:value="&lt;=0.25" calcext:base-cell-address="Planilha2.J3"/>
            <calcext:condition calcext:apply-style-name="Neutral" calcext:value="&lt;=0.5" calcext:base-cell-address="Planilha2.J3"/>
            <calcext:condition calcext:apply-style-name="Bad_mean" calcext:value="&lt;=0.75" calcext:base-cell-address="Planilha2.J3"/>
            <calcext:condition calcext:apply-style-name="Bad" calcext:value="&gt;0.75" calcext:base-cell-address="Planilha2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0" loext:min-decimal-places="0" number:min-integer-digits="3" number:grouping="true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text-align-source="fix" style:repeat-content="false" style:vertical-align="middle" loext:vertical-justify="auto"/>
      <style:paragraph-properties fo:text-align="center" css3t:text-justify="auto"/>
      <style:text-properties style:font-name="Arial" fo:font-family="Arial" style:font-style-name="Regular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d_5f_mean" style:display-name="Bad_mean" style:family="table-cell" style:parent-style-name="Bad" style:data-style-name="N107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color="#985006" style:font-name="Liberation Sans1" fo:font-family="'Liberation Sans'" style:font-style-name="Regular" style:font-family-generic="swiss" style:font-pitch="variable"/>
    </style:style>
    <style:style style:name="Empate" style:family="table-cell" style:parent-style-name="Default" style:data-style-name="N107">
      <style:table-cell-properties fo:background-color="#dddddd" style:text-align-source="fix" style:repeat-content="false" fo:wrap-option="wrap" fo:border="0.06pt solid #000000" style:vertical-align="middle" loext:vertical-justify="auto"/>
      <style:paragraph-properties fo:text-align="center" css3t:text-justify="auto" fo:margin-left="0mm"/>
      <style:text-properties fo:color="#111111" style:font-name="Arial1" fo:font-family="Arial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0:31:25.0364771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33:45.212349938</meta:creation-date>
    <dc:date>2018-11-17T21:44:29.087044693</dc:date>
    <meta:editing-duration>PT5H50M</meta:editing-duration>
    <meta:editing-cycles>65</meta:editing-cycles>
    <meta:generator>LibreOffice/6.0.5.2$Linux_X86_64 LibreOffice_project/54c8cbb85f300ac59db32fe8a675ff7683cd5a16</meta:generator>
    <meta:document-statistic meta:table-count="1" meta:cell-count="293" meta:object-count="0"/>
  </office:meta>
</office:document-meta>
</file>